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4f6e" officeooo:paragraph-rsid="00084f6e"/>
    </style:style>
    <style:style style:name="P2" style:family="paragraph" style:parent-style-name="Standard">
      <style:paragraph-properties fo:text-align="center" style:justify-single-word="false"/>
      <style:text-properties fo:font-size="15pt" style:text-underline-style="none" fo:font-weight="bold" officeooo:rsid="00084f6e" officeooo:paragraph-rsid="000b6d57" style:font-size-asian="15pt" style:font-weight-asian="bold" style:font-size-complex="15pt" style:font-weight-complex="bold"/>
    </style:style>
    <style:style style:name="P3" style:family="paragraph" style:parent-style-name="Heading">
      <style:paragraph-properties fo:text-align="center" style:justify-single-word="false"/>
      <style:text-properties fo:font-size="15pt" style:text-underline-style="none" fo:font-weight="bold" officeooo:rsid="00084f6e" officeooo:paragraph-rsid="00084f6e" style:font-size-asian="15pt" style:font-weight-asian="bold" style:font-size-complex="15pt" style:font-weight-complex="bold"/>
    </style:style>
    <style:style style:name="P4" style:family="paragraph" style:parent-style-name="Heading">
      <style:text-properties fo:font-size="12pt" fo:font-weight="bold" officeooo:rsid="000a183b" officeooo:paragraph-rsid="000a183b" style:font-size-asian="12pt" style:font-weight-asian="bold" style:font-size-complex="12pt" style:font-weight-complex="bold"/>
    </style:style>
    <style:style style:name="P5" style:family="paragraph" style:parent-style-name="Heading">
      <style:text-properties fo:font-size="12pt" fo:font-weight="bold" officeooo:rsid="000a183b" officeooo:paragraph-rsid="000b6d57" style:font-size-asian="12pt" style:font-weight-asian="bold" style:font-size-complex="12pt" style:font-weight-complex="bold"/>
    </style:style>
    <style:style style:name="P6" style:family="paragraph" style:parent-style-name="Text_20_body">
      <style:text-properties fo:font-size="26pt" officeooo:rsid="00084f6e" officeooo:paragraph-rsid="00084f6e" style:font-size-asian="26pt" style:font-size-complex="26pt"/>
    </style:style>
    <style:style style:name="P7" style:family="paragraph" style:parent-style-name="Text_20_body">
      <style:text-properties officeooo:rsid="000a183b" officeooo:paragraph-rsid="000a183b"/>
    </style:style>
    <style:style style:name="P8" style:family="paragraph" style:parent-style-name="Text_20_body">
      <style:text-properties officeooo:rsid="000a183b" officeooo:paragraph-rsid="000b6d57"/>
    </style:style>
    <style:style style:name="P9" style:family="paragraph" style:parent-style-name="Text_20_body">
      <style:text-properties fo:font-weight="bold" officeooo:rsid="000a183b" officeooo:paragraph-rsid="000a183b" style:font-weight-asian="bold" style:font-weight-complex="bold"/>
    </style:style>
    <style:style style:name="P10" style:family="paragraph" style:parent-style-name="Text_20_body">
      <style:text-properties fo:font-weight="bold" officeooo:rsid="000a183b" officeooo:paragraph-rsid="000b6d57" style:font-weight-asian="bold" style:font-weight-complex="bold"/>
    </style:style>
    <style:style style:name="P11" style:family="paragraph" style:parent-style-name="Text_20_body">
      <style:paragraph-properties fo:text-align="justify" style:justify-single-word="false"/>
      <style:text-properties fo:font-weight="normal" officeooo:rsid="000a183b" officeooo:paragraph-rsid="000a183b" style:font-weight-asian="normal" style:font-weight-complex="normal"/>
    </style:style>
    <style:style style:name="P12" style:family="paragraph" style:parent-style-name="Text_20_body">
      <style:paragraph-properties fo:text-align="justify" style:justify-single-word="false"/>
      <style:text-properties fo:font-weight="normal" officeooo:rsid="000a183b" officeooo:paragraph-rsid="000b6d57" style:font-weight-asian="normal" style:font-weight-complex="normal"/>
    </style:style>
    <style:style style:name="P13" style:family="paragraph" style:parent-style-name="Text_20_body">
      <style:paragraph-properties fo:text-align="justify" style:justify-single-word="false"/>
      <style:text-properties fo:font-weight="normal" officeooo:rsid="000a183b" officeooo:paragraph-rsid="000cc8fa" style:font-weight-asian="normal" style:font-weight-complex="normal"/>
    </style:style>
    <style:style style:name="P14" style:family="paragraph" style:parent-style-name="Text_20_body">
      <style:paragraph-properties fo:text-align="justify" style:justify-single-word="false"/>
      <style:text-properties style:font-name="Liberation Serif" fo:font-weight="normal" officeooo:rsid="000a183b" officeooo:paragraph-rsid="000a183b" style:font-weight-asian="normal" style:font-weight-complex="normal"/>
    </style:style>
    <style:style style:name="P15" style:family="paragraph" style:parent-style-name="Text_20_body">
      <style:paragraph-properties fo:text-align="justify" style:justify-single-word="false"/>
      <style:text-properties style:font-name="Liberation Serif" fo:font-weight="normal" officeooo:rsid="000a183b" officeooo:paragraph-rsid="000b6d57" style:font-weight-asian="normal" style:font-weight-complex="normal"/>
    </style:style>
    <style:style style:name="P16" style:family="paragraph" style:parent-style-name="Text_20_body">
      <style:paragraph-properties fo:text-align="justify" style:justify-single-word="false"/>
      <style:text-properties style:font-name="Liberation Serif" fo:font-size="12pt" fo:font-weight="normal" officeooo:rsid="000a183b" officeooo:paragraph-rsid="000b6d57" style:font-size-asian="12pt" style:font-weight-asian="normal" style:font-size-complex="12pt" style:font-weight-complex="normal"/>
    </style:style>
    <style:style style:name="P17" style:family="paragraph" style:parent-style-name="Text_20_body">
      <style:paragraph-properties fo:text-align="center" style:justify-single-word="false"/>
      <style:text-properties fo:font-size="15pt" style:text-underline-style="none" fo:font-weight="bold" officeooo:rsid="00084f6e" officeooo:paragraph-rsid="00084f6e" style:font-size-asian="15pt" style:font-weight-asian="bold" style:font-size-complex="15pt" style:font-weight-complex="bold"/>
    </style:style>
    <style:style style:name="P18" style:family="paragraph" style:parent-style-name="Text_20_body">
      <style:paragraph-properties fo:text-align="center" style:justify-single-word="false"/>
      <style:text-properties fo:font-size="15pt" style:text-underline-style="none" fo:font-weight="bold" officeooo:rsid="00084f6e" officeooo:paragraph-rsid="000b6d57" style:font-size-asian="15pt" style:font-weight-asian="bold" style:font-size-complex="15pt" style:font-weight-complex="bold"/>
    </style:style>
    <style:style style:name="P19" style:family="paragraph" style:parent-style-name="Text_20_body">
      <style:text-properties fo:font-size="12pt" fo:font-weight="bold" officeooo:rsid="000a183b" officeooo:paragraph-rsid="000a183b" style:font-size-asian="12pt" style:font-weight-asian="bold" style:font-size-complex="12pt" style:font-weight-complex="bold"/>
    </style:style>
    <style:style style:name="P20" style:family="paragraph" style:parent-style-name="Text_20_body">
      <style:text-properties fo:font-size="12pt" fo:font-weight="bold" officeooo:rsid="000a183b" officeooo:paragraph-rsid="000b6d57" style:font-size-asian="12pt" style:font-weight-asian="bold" style:font-size-complex="12pt" style:font-weight-complex="bold"/>
    </style:style>
    <style:style style:name="P21" style:family="paragraph" style:parent-style-name="Text_20_body">
      <style:paragraph-properties fo:text-align="justify" style:justify-single-word="false"/>
      <style:text-properties fo:font-size="12pt" fo:font-weight="normal" officeooo:rsid="000a183b" officeooo:paragraph-rsid="000a183b" style:font-size-asian="12pt" style:font-weight-asian="normal" style:font-size-complex="12pt" style:font-weight-complex="normal"/>
    </style:style>
    <style:style style:name="P22" style:family="paragraph" style:parent-style-name="Text_20_body">
      <style:paragraph-properties fo:text-align="justify" style:justify-single-word="false"/>
      <style:text-properties fo:font-size="12pt" fo:font-weight="normal" officeooo:rsid="000a183b" officeooo:paragraph-rsid="000b6d57"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fo:font-size="12pt" fo:font-weight="normal" officeooo:rsid="000a183b" officeooo:paragraph-rsid="000cc8fa" style:font-size-asian="12pt" style:font-weight-asian="normal" style:font-size-complex="12pt" style:font-weight-complex="normal"/>
    </style:style>
    <style:style style:name="P24" style:family="paragraph" style:parent-style-name="Title">
      <style:text-properties fo:font-size="26pt" officeooo:rsid="00084f6e" officeooo:paragraph-rsid="00084f6e" style:font-size-asian="26pt" style:font-size-complex="26pt"/>
    </style:style>
    <style:style style:name="T1" style:family="text">
      <style:text-properties officeooo:rsid="000a183b"/>
    </style:style>
    <style:style style:name="T2" style:family="text">
      <style:text-properties style:font-name="Tlwg Typist"/>
    </style:style>
    <style:style style:name="T3" style:family="text">
      <style:text-properties style:font-name="Tlwg Typist" fo:font-weight="normal" style:font-weight-asian="normal" style:font-weight-complex="normal"/>
    </style:style>
    <style:style style:name="T4" style:family="text">
      <style:text-properties style:font-name="Tlwg Typist" fo:font-weight="normal" officeooo:rsid="000b6d57" style:font-weight-asian="normal" style:font-weight-complex="normal"/>
    </style:style>
    <style:style style:name="T5" style:family="text">
      <style:text-properties style:font-name="Tlwg Typist" fo:font-weight="normal" officeooo:rsid="000cc8fa" style:font-weight-asian="normal" style:font-weight-complex="normal"/>
    </style:style>
    <style:style style:name="T6" style:family="text">
      <style:text-properties style:font-name="Tlwg Typist" officeooo:rsid="000a613b"/>
    </style:style>
    <style:style style:name="T7" style:family="text">
      <style:text-properties style:font-name="Tlwg Typist" officeooo:rsid="000b6d57"/>
    </style:style>
    <style:style style:name="T8" style:family="text">
      <style:text-properties style:font-name="Tlwg Typist" officeooo:rsid="000cc8fa"/>
    </style:style>
    <style:style style:name="T9" style:family="text">
      <style:text-properties style:font-name="Tlwg Typist" officeooo:rsid="000e4b1a"/>
    </style:style>
    <style:style style:name="T10" style:family="text">
      <style:text-properties style:font-name="Liberation Serif"/>
    </style:style>
    <style:style style:name="T11" style:family="text">
      <style:text-properties style:font-name="Liberation Serif" officeooo:rsid="000a613b"/>
    </style:style>
    <style:style style:name="T12" style:family="text">
      <style:text-properties style:font-name="Liberation Serif" officeooo:rsid="000cc8fa"/>
    </style:style>
    <style:style style:name="T13" style:family="text">
      <style:text-properties style:font-name="Liberation Serif" officeooo:rsid="000e4b1a"/>
    </style:style>
    <style:style style:name="T14" style:family="text">
      <style:text-properties officeooo:rsid="000a613b"/>
    </style:style>
    <style:style style:name="T15" style:family="text">
      <style:text-properties officeooo:rsid="000cc8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rián de la Torre Rodríguez 2ºA<text:tab/>grupo A2</text:p>
      <text:p text:style-name="P1"/>
      <text:p text:style-name="P24">RESOLUCIÓN BOMBAS PRÁCTICA 4b</text:p>
      <text:p text:style-name="P6"/>
      <text:p text:style-name="P3"><text:tab/><text:tab/>BOMBA: <text:span text:style-name="T1">bombaProf5_06</text:span></text:p>
      <text:p text:style-name="P17"/>
      <text:p text:style-name="P4">AVERIGUACIÓN DE LA CONTRASEÑA Y EL CÓDIGO</text:p>
      <text:p text:style-name="P7"/>
      <text:p text:style-name="P9">Contraseña:<text:tab/><text:tab/><text:span text:style-name="T3">plLFowMY</text:span></text:p>
      <text:p text:style-name="P9">Código:<text:tab/><text:tab/><text:span text:style-name="T3">8658</text:span></text:p>
      <text:p text:style-name="P9"/>
      <text:p text:style-name="P11"><text:tab/>Para averiguar la contraseña hay que irse antes de la primera llamada a boom donde se llama a la función strncmp. Esta función compara dos cadenas y devuelve true si son iguales. Hay que mirar que argumentos se le pasan puesto que uno de ellos es la contraseña que queremos averiguar. En este caso, se pasa como segundo argumento: <text:s/><text:span text:style-name="T2">movl<text:tab/>$0x804a02c,0x4(%esp) <text:s text:c="10"/></text:span><text:span text:style-name="T10">Mueve esa posición de memoria a cuatro por encima de esp. Si hacemos un volcado de esa direcci</text:span><text:span text:style-name="T13">ó</text:span><text:span text:style-name="T10">n:</text:span></text:p>
      <text:p text:style-name="P11"><text:span text:style-name="T10"/></text:p>
      <text:p text:style-name="P11"><text:span text:style-name="T10"><text:tab/>Data <text:s text:c="2"/>&gt; <text:s text:c="3"/>Memory</text:span></text:p>
      <text:p text:style-name="P11"><text:span text:style-name="T10"><text:tab/>Examine <text:s text:c="2"/>1 <text:s text:c="3"/>string <text:s text:c="2"/>bytes <text:s text:c="2"/>from <text:s text:c="2"/>0x804a02c</text:span></text:p>
      <text:p text:style-name="P11"/>
      <text:p text:style-name="P11"><text:span text:style-name="T10">Obtenemos:</text:span></text:p>
      <text:p text:style-name="P11"><text:span text:style-name="T10"/></text:p>
      <text:p text:style-name="P11"><text:span text:style-name="T10"><text:tab/> </text:span><text:span text:style-name="T2">0x804a02c <text:s/>&lt;password&gt;: “plLFowMY\n”</text:span></text:p>
      <text:p text:style-name="P11"><text:span text:style-name="T2"/></text:p>
      <text:p text:style-name="P11">Esa es la contraseña que estamos buscando.</text:p>
      <text:p text:style-name="P11"/>
      <text:p text:style-name="P11"><text:tab/>Ahora vamos a averiguar el código. Para ello, hay que irse otra vez antes de la siguiente llamada a boom, ahora hace una comprobación de una dirección de memoria con lo que hemos introducido: <text:s text:c="3"/><text:span text:style-name="T2">cmp<text:tab/>0x804a038,%eax <text:s/></text:span><text:span text:style-name="T10">. Si son iguales se activa el bit de igualdad y se salta </text:span><text:soft-page-break/><text:span text:style-name="T10">la función boom. Vamos a ver que se almacena en <text:s/></text:span><text:span text:style-name="T2">0x804a038.</text:span></text:p>
      <text:p text:style-name="P11"><text:span text:style-name="T2"/></text:p>
      <text:p text:style-name="P11"><text:span text:style-name="T2"><text:tab/></text:span><text:span text:style-name="T10">Data <text:s text:c="2"/>&gt; <text:s text:c="3"/>Memory</text:span></text:p>
      <text:p text:style-name="P11"><text:span text:style-name="T10"><text:tab/>Examine <text:s text:c="2"/>5 <text:s text:c="3"/>hex <text:s text:c="2"/>bytes <text:s text:c="2"/>from <text:s text:c="2"/>0x804a038</text:span></text:p>
      <text:p text:style-name="P11"><text:span text:style-name="T10"/></text:p>
      <text:p text:style-name="P11">Obtenemos:</text:p>
      <text:p text:style-name="P11"/>
      <text:p text:style-name="P11"><text:tab/> <text:span text:style-name="T2">0x804a038 &lt;passcode&gt;: 0xd2 0x21 0x00 0x00 0x00</text:span></text:p>
      <text:p text:style-name="P11"><text:span text:style-name="T2"/></text:p>
      <text:p text:style-name="P14"><text:tab/>Nos quedamos con los dos primeros números en hexadecimal, que corresponden al código entero que estamos buscando. Hay que tener cuidado porque están en little endian por lo que el numero que buscamos es: <text:span text:style-name="T2"><text:s/></text:span><text:span text:style-name="T9">21D2</text:span>. Este número en decimal corresponde con el <text:span text:style-name="T2">8658.</text:span></text:p>
      <text:p text:style-name="P14"><text:tab/>Con todo esto ya hemos averiguado la contraseña y el código de la bomba, lo que nos facilitará cambiarlos después con el ghex.</text:p>
      <text:p text:style-name="P14"/>
      <text:p text:style-name="P4">CAMBIO DE LAS CONTRASEÑAS</text:p>
      <text:p text:style-name="P19"/>
      <text:p text:style-name="P21"><text:tab/>Para cambiar la contraseña abrimos la bomba con el ghex y le damos a buscar la <text:s text:c="2"/>contraseña: <text:s text:c="3"/><text:span text:style-name="T2">plLFowMY.</text:span><text:span text:style-name="T10"><text:tab/>Vemos que nos muestra en la parte derecha la contraseña resaltada en rojo. Ahora solo basta con pinchar en el primer carácter y escribir encima la nueva contraseña, yo por ejemplo voy a poner </text:span><text:span text:style-name="T2">abracada.</text:span></text:p>
      <text:p text:style-name="P21"/>
      <text:p text:style-name="P21"><text:span text:style-name="T2"><text:tab/></text:span><text:span text:style-name="T10">Para cambiar el código tenemos que buscar los números hexadecimales en little endian que obtuvimos anteriormente. Se buscan de la misma manera, solo que esta vez se busca en la parte hexadecimal del buscador. Vemos que vuelven a aparecer resaltados en rojo. Para cambiar este código, paso a hexadecimal otro código cualquiera, por ejemplo <text:s/></text:span><text:span text:style-name="T2">7777: 1e61. </text:span><text:span text:style-name="T10">El número obtenido en hexadecimal hay que pasarlo a little endian: </text:span><text:span text:style-name="T2">61 </text:span><text:span text:style-name="T6">1e.</text:span><text:span text:style-name="T11"> Finalmente hay que escribir este número encima de donde estaba resaltado.</text:span></text:p>
      <text:p text:style-name="P21"><text:tab/><text:span text:style-name="T14">La bomba consta de nuevas contraseñas y la próxima que ejecutemos el programa, para desactivar la bomba habrá que introducir </text:span><text:span text:style-name="T6">abracada </text:span><text:span text:style-name="T11">y </text:span><text:span text:style-name="T6">7777</text:span><text:span text:style-name="T14"> .</text:span></text:p>
      <text:p text:style-name="P14"/>
      <text:p text:style-name="P14"/>
      <text:p text:style-name="P14"/>
      <text:p text:style-name="P14"><text:soft-page-break/></text:p>
      <text:p text:style-name="P14"/>
      <text:p text:style-name="P2">BOMBA: <text:span text:style-name="T1">bombaProf5_29</text:span></text:p>
      <text:p text:style-name="P18"/>
      <text:p text:style-name="P5">AVERIGUACIÓN DE LA CONTRASEÑA Y EL CÓDIGO</text:p>
      <text:p text:style-name="P8"/>
      <text:p text:style-name="P10">Contraseña:<text:tab/><text:tab/><text:span text:style-name="T4">yyMCLtNs</text:span></text:p>
      <text:p text:style-name="P10">Código:<text:tab/><text:tab/><text:span text:style-name="T5">4885</text:span></text:p>
      <text:p text:style-name="P10"/>
      <text:p text:style-name="P12"><text:tab/>Para averiguar la contraseña hay que irse antes de la primera llamada a boom donde se llama a la función strncmp. Esta función compara dos cadenas y devuelve true si son iguales. Hay que mirar que argumentos se le pasan puesto que uno de ellos es la contraseña que queremos averiguar. En este caso, se pasa como segundo argumento: <text:s/><text:span text:style-name="T2">movl<text:tab/>$0x804a02c,0x4(%esp) <text:s text:c="10"/></text:span><text:span text:style-name="T10">Mueve esa posición de memoria a cuatro por encima de esp. Si hacemos un volcado de esa direcci</text:span><text:span text:style-name="T13">ó</text:span><text:span text:style-name="T10">n:</text:span></text:p>
      <text:p text:style-name="P12"><text:span text:style-name="T10"/></text:p>
      <text:p text:style-name="P12"><text:span text:style-name="T10"><text:tab/>Data <text:s text:c="2"/>&gt; <text:s text:c="3"/>Memory</text:span></text:p>
      <text:p text:style-name="P12"><text:span text:style-name="T10"><text:tab/>Examine <text:s text:c="2"/>1 <text:s text:c="3"/>string <text:s text:c="2"/>bytes <text:s text:c="2"/>from <text:s text:c="2"/>0x804a02c</text:span></text:p>
      <text:p text:style-name="P12"/>
      <text:p text:style-name="P12"><text:span text:style-name="T10">Obtenemos:</text:span></text:p>
      <text:p text:style-name="P12"><text:span text:style-name="T10"/></text:p>
      <text:p text:style-name="P13"><text:span text:style-name="T10"><text:tab/> </text:span><text:span text:style-name="T2">0x804a02c <text:s/>&lt;password&gt;: “</text:span><text:span text:style-name="T7">yyMCLtNs</text:span><text:span text:style-name="T2">\n”</text:span></text:p>
      <text:p text:style-name="P12"><text:span text:style-name="T2"/></text:p>
      <text:p text:style-name="P12">Esa es la contraseña que estamos buscando.</text:p>
      <text:p text:style-name="P12"/>
      <text:p text:style-name="P12"><text:tab/>Ahora vamos a averiguar el código. Para ello, hay que irse otra vez antes de la siguiente llamada a boom, ahora hace una comprobación de una dirección de memoria con lo que hemos introducido: <text:span text:style-name="T2">cmp<text:tab/>0x804a038,%eax <text:s/></text:span><text:span text:style-name="T10">. Si son iguales se activa el bit de igualdad y se salta la función boom. Vamos a ver qu</text:span><text:span text:style-name="T12">e</text:span><text:span text:style-name="T10"> se almacena en <text:s/></text:span><text:span text:style-name="T2">0x804a038.</text:span></text:p>
      <text:p text:style-name="P12"><text:span text:style-name="T2"/></text:p>
      <text:p text:style-name="P12"><text:span text:style-name="T2"><text:tab/></text:span><text:span text:style-name="T10">Data <text:s text:c="2"/>&gt; <text:s text:c="3"/>Memory</text:span></text:p>
      <text:p text:style-name="P12"><text:span text:style-name="T10"><text:tab/>Examine <text:s text:c="2"/>5 <text:s text:c="3"/>hex <text:s text:c="2"/>bytes <text:s text:c="2"/>from <text:s text:c="2"/>0x804a038</text:span></text:p>
      <text:p text:style-name="P12"><text:soft-page-break/><text:span text:style-name="T10"/></text:p>
      <text:p text:style-name="P12">Obtenemos:</text:p>
      <text:p text:style-name="P12"/>
      <text:p text:style-name="P12"><text:tab/> <text:span text:style-name="T2">0x804a038 &lt;passcode&gt;: 0x</text:span><text:span text:style-name="T8">15</text:span><text:span text:style-name="T2"> 0x</text:span><text:span text:style-name="T8">13</text:span><text:span text:style-name="T2"> 0x00 0x00 0x00</text:span></text:p>
      <text:p text:style-name="P12"><text:span text:style-name="T2"/></text:p>
      <text:p text:style-name="P15"><text:tab/>Nos quedamos con los dos primeros números en hexadecimal, que corresponden al código entero que estamos buscando. Hay que tener cuidado porque están en little endian por lo que el numero que buscamos es: <text:span text:style-name="T2"><text:s/></text:span><text:span text:style-name="T8">1315</text:span>. Este número en decimal corresponde con el <text:span text:style-name="T8">4885</text:span><text:span text:style-name="T2">.</text:span></text:p>
      <text:p text:style-name="P15"><text:tab/>Con todo esto ya hemos averiguado la contraseña y el código de la bomba, lo que nos facilitará cambiarlos después con el ghex.</text:p>
      <text:p text:style-name="P15"/>
      <text:p text:style-name="P5">CAMBIO DE LAS CONTRASEÑAS</text:p>
      <text:p text:style-name="P20"/>
      <text:p text:style-name="P23"><text:tab/>Para cambiar la contraseña abrimos la bomba con el ghex y le damos a buscar la <text:s text:c="2"/>contraseña: <text:s text:c="3"/><text:span text:style-name="T7">yyMCLtNs</text:span><text:span text:style-name="T2">.</text:span><text:span text:style-name="T10"><text:tab/>Vemos que nos muestra en la parte derecha la contraseña resaltada en rojo. Ahora solo basta con pinchar en el primer carácter y escribir encima la nueva contraseña, yo por ejemplo voy a poner </text:span><text:span text:style-name="T8">ebrecede</text:span><text:span text:style-name="T2">.</text:span></text:p>
      <text:p text:style-name="P22"/>
      <text:p text:style-name="P22"><text:span text:style-name="T2"><text:tab/></text:span><text:span text:style-name="T10">Para cambiar el código tenemos que buscar los números hexadecimales en little endian que obtuvimos anteriormente. Se buscan de la misma manera, solo que esta vez se busca en la parte hexadecimal del buscador. Vemos que vuelven a aparecer resaltados en rojo. Para cambiar este código, paso a hexadecimal otro código cualquiera, por ejemplo <text:s/></text:span><text:span text:style-name="T8">4444</text:span><text:span text:style-name="T2">: </text:span><text:span text:style-name="T8">115C</text:span><text:span text:style-name="T2">. </text:span><text:span text:style-name="T10">El número obtenido en hexadecimal hay que pasarlo a little endian: </text:span><text:span text:style-name="T8">5C</text:span><text:span text:style-name="T2"> </text:span><text:span text:style-name="T6">1</text:span><text:span text:style-name="T8">1</text:span><text:span text:style-name="T6">.</text:span><text:span text:style-name="T11"> Finalmente hay que escribir este número encima de donde estaba resaltado.</text:span></text:p>
      <text:p text:style-name="P16"><text:tab/><text:span text:style-name="T14">La bomba consta de nuevas contraseñas y la próxima que ejecutemos el programa para desactivar la bomba habrá que introducir </text:span><text:span text:style-name="T6">ebrecede </text:span><text:span text:style-name="T14">y </text:span><text:span text:style-name="T8">4444</text:span><text:span text:style-name="T14"> .</text:span></text:p>
      <text:p text:style-name="P14"/>
      <text:p text:style-name="P11"><text:tab/></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5T20:46:02.734601733</meta:creation-date>
    <dc:date>2015-12-15T21:41:45.482229900</dc:date>
    <meta:editing-duration>PT53M50S</meta:editing-duration>
    <meta:editing-cycles>6</meta:editing-cycles>
    <meta:generator>LibreOffice/4.2.8.2$Linux_X86_64 LibreOffice_project/420m0$Build-2</meta:generator>
    <meta:document-statistic meta:table-count="0" meta:image-count="0" meta:object-count="0" meta:page-count="4" meta:paragraph-count="45" meta:word-count="844" meta:character-count="5139" meta:non-whitespace-character-count="4193"/>
  </office:meta>
</office:document-meta>
</file>